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gr3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 draw:shadow="hidden" draw:shadow-offset-x="0.2cm" draw:shadow-offset-y="0.2cm" draw:shadow-color="#e6e6ff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draw:marker-end="Arrow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6" style:family="graphic" style:parent-style-name="standard">
      <style:graphic-properties draw:stroke="dash" draw:stroke-dash="Ultrafine_20_Dashed" draw:marker-end="" draw:marker-end-width="0.3cm" draw:textarea-horizontal-align="center" draw:textarea-vertical-align="middle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marker-end="Circle" draw:marker-end-width="0.3cm" draw:textarea-horizontal-align="center" draw:textarea-vertical-align="middle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text-outline="true" fo:font-size="18pt" style:font-size-asian="18pt" style:font-size-complex="18pt"/>
    </style:style>
    <style:style style:name="P3" style:family="paragraph">
      <style:text-properties fo:font-size="10.5pt" style:font-size-asian="18pt" style:font-size-complex="18pt"/>
    </style:style>
    <style:style style:name="P4" style:family="paragraph">
      <style:text-properties fo:font-size="12pt" style:font-size-asian="12pt" style:font-size-complex="18pt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0.5pt"/>
    </style:style>
    <style:style style:name="P8" style:family="paragraph">
      <style:text-properties style:font-size-asian="18pt"/>
    </style:style>
    <style:style style:name="P9" style:family="paragraph">
      <style:paragraph-properties fo:text-align="center"/>
      <style:text-properties fo:font-size="10.5pt" style:font-size-asian="10.5pt" style:font-size-complex="10.5pt"/>
    </style:style>
    <style:style style:name="P10" style:family="paragraph">
      <style:text-properties style:font-size-asian="20pt"/>
    </style:style>
    <style:style style:name="T1" style:family="text">
      <style:text-properties style:use-window-font-color="true" style:text-outline="true" fo:font-size="18pt" style:font-size-asian="18pt" style:font-size-complex="18pt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12pt" style:font-size-asian="12pt" style:font-size-complex="18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1" draw:layer="layout" svg:width="0.5cm" svg:height="3.5cm" svg:x="20cm" svg:y="7.0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0.5cm" svg:height="3.5cm" svg:x="5.5cm" svg:y="10.5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878cm" svg:x="15.788cm" svg:y="14.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3.5cm" svg:height="1.75cm" svg:x="8cm" svg:y="3.018cm">
          <text:p text:style-name="P1"><text:span text:style-name="T1">Game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" draw:layer="layout" svg:width="3.5cm" svg:height="1.75cm" svg:x="14cm" svg:y="3.018cm">
          <text:p text:style-name="P1"><text:span text:style-name="T1">Game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2cm" svg:height="1cm" svg:x="5cm" svg:y="9.018cm">
          <text:p text:style-name="P1">Actor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2cm" svg:height="1cm" svg:x="19cm" svg:y="5.018cm"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75cm" svg:y1="4.768cm" svg:x2="15.788cm" svg:y2="17.521cm" draw:start-shape="id1" draw:start-glue-point="2" svg:d="m15750 4768 38 12753">
          <text:p/>
        </draw:connector>
        <draw:custom-shape draw:style-name="gr2" draw:text-style-name="P2" draw:id="id6" draw:layer="layout" svg:width="3.5cm" svg:height="1.75cm" svg:x="2cm" svg:y="3.018cm">
          <text:p text:style-name="P1"><text:span text:style-name="T1">GameApp</text:span></text:p>
          <text:p text:style-name="P1"><text:span text:style-name="T1">(</text:span><text:span text:style-name="T1">ユーザー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748cm" svg:y1="6.965cm" svg:x2="19.918cm" svg:y2="6.929cm" svg:d="m3748 6965 16170-36">
          <text:p/>
        </draw:connector>
        <draw:connector draw:style-name="gr5" draw:text-style-name="P1" draw:layer="layout" draw:type="line" svg:x1="5.75cm" svg:y1="10.518cm" svg:x2="20cm" svg:y2="10.518cm" draw:start-shape="id2" draw:start-glue-point="0" svg:d="m5750 10518h14250">
          <text:p/>
        </draw:connector>
        <draw:connector draw:style-name="gr4" draw:text-style-name="P1" draw:layer="layout" draw:type="line" svg:x1="20cm" svg:y1="6.018cm" svg:x2="20.208cm" svg:y2="19cm" draw:start-shape="id3" draw:start-glue-point="2" svg:d="m20000 6018 208 12982">
          <text:p/>
        </draw:connector>
        <draw:custom-shape draw:style-name="gr6" draw:text-style-name="P1" draw:layer="layout" svg:width="0.5cm" svg:height="0.5cm" svg:x="15.5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cm" svg:y1="10.018cm" svg:x2="6.066cm" svg:y2="18.579cm" draw:start-shape="id4" draw:start-glue-point="2" svg:d="m6000 10018 66 8561">
          <text:p/>
        </draw:connector>
        <draw:connector draw:style-name="gr4" draw:text-style-name="P1" draw:layer="layout" draw:type="line" svg:x1="5.75cm" svg:y1="14.018cm" svg:x2="15.5cm" svg:y2="14.034cm" draw:start-shape="id2" draw:start-glue-point="2" draw:end-shape="id5" draw:end-glue-point="6" svg:d="m5750 14018 9750 16">
          <text:p/>
        </draw:connector>
        <draw:custom-shape draw:style-name="gr7" draw:text-style-name="P1" draw:id="id5" draw:layer="layout" svg:width="0.5cm" svg:height="0.5cm" svg:x="15.5cm" svg:y="13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75cm" svg:y1="4.768cm" svg:x2="3.772cm" svg:y2="18.485cm" draw:start-shape="id6" draw:start-glue-point="2" svg:d="m3750 4768 22 13717">
          <text:p/>
        </draw:connector>
        <draw:custom-shape draw:style-name="gr8" draw:text-style-name="P1" draw:layer="layout" svg:width="0.5cm" svg:height="1cm" svg:x="9.5cm" svg:y="6.518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9.75cm" svg:y1="4.768cm" svg:x2="9.702cm" svg:y2="16.76cm" draw:start-shape="id7" draw:start-glue-point="2" svg:d="m9750 4768-48 11992">
          <text:p/>
        </draw:connector>
        <draw:frame draw:style-name="gr10" draw:text-style-name="P3" draw:layer="layout" svg:width="4.5cm" svg:height="0.649cm" svg:x="10.53cm" svg:y="6.035cm">
          <draw:text-box>
            <text:p><text:span text:style-name="T2">Event “KeyPressed” '4'</text:span></text:p>
          </draw:text-box>
        </draw:frame>
        <draw:frame draw:style-name="gr10" draw:text-style-name="P3" draw:layer="layout" svg:width="4.5cm" svg:height="0.649cm" svg:x="10.5cm" svg:y="9.869cm">
          <draw:text-box>
            <text:p><text:span text:style-name="T2">Event “Move” LEFT</text:span></text:p>
          </draw:text-box>
        </draw:frame>
        <draw:frame draw:style-name="gr10" draw:text-style-name="P3" draw:layer="layout" svg:width="6cm" svg:height="0.649cm" svg:x="10cm" svg:y="13.369cm">
          <draw:text-box>
            <text:p><text:span text:style-name="T2">Event “SceneNodeMove” x-1</text:span></text:p>
          </draw:text-box>
        </draw:frame>
        <draw:custom-shape draw:style-name="gr6" draw:text-style-name="P1" draw:layer="layout" svg:width="0.5cm" svg:height="0.5cm" svg:x="9.454cm" svg:y="1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3.5cm" svg:height="0.709cm" svg:x="16.5cm" svg:y="17.809cm">
          <draw:text-box>
            <text:p><text:span text:style-name="T3">レンダリングへ</text:span></text:p>
          </draw:text-box>
        </draw:frame>
        <draw:path draw:style-name="gr11" draw:text-style-name="P1" draw:layer="layout" svg:width="1.464cm" svg:height="1.593cm" svg:x="16cm" svg:y="15.924cm" svg:viewBox="0 0 1465 1594" svg:d="m0 1c206-8 407 72 615 63 216-10 408 193 283 362-114 154-176 326-283 489-93 141-63 386 94 488 147 95 313 209 504 189h189l63-16">
          <text:p/>
        </draw:path>
        <draw:frame draw:style-name="gr10" draw:text-style-name="P5" draw:layer="layout" svg:width="1.5cm" svg:height="0.649cm" svg:x="16cm" svg:y="7.518cm">
          <draw:text-box>
            <text:p><text:span text:style-name="T4">in</text:span></text:p>
          </draw:text-box>
        </draw:frame>
        <draw:frame draw:style-name="gr10" draw:text-style-name="P5" draw:layer="layout" svg:width="1.5cm" svg:height="0.649cm" svg:x="8.5cm" svg:y="10.869cm">
          <draw:text-box>
            <text:p><text:span text:style-name="T4">in</text:span></text:p>
          </draw:text-box>
        </draw:frame>
        <draw:frame draw:style-name="gr12" draw:text-style-name="P5" draw:layer="layout" svg:width="1.5cm" svg:height="0.851cm" svg:x="16cm" svg:y="9.667cm">
          <draw:text-box>
            <text:p><text:span text:style-name="T4">out</text:span></text:p>
          </draw:text-box>
        </draw:frame>
        <draw:frame draw:style-name="gr13" draw:text-style-name="P5" draw:layer="layout" svg:width="1.5cm" svg:height="1cm" svg:x="8.5cm" svg:y="13.018cm">
          <draw:text-box>
            <text:p><text:span text:style-name="T4">out</text:span></text:p>
          </draw:text-box>
        </draw:frame>
        <draw:frame draw:style-name="gr10" draw:layer="layout" svg:width="6.5cm" svg:height="0.933cm" svg:x="0.5cm" svg:y="1cm">
          <draw:text-box>
            <text:p>・「移動」シーケンス</text:p>
          </draw:text-box>
        </draw:frame>
        <draw:frame draw:style-name="gr10" draw:text-style-name="P5" draw:layer="layout" svg:width="1.5cm" svg:height="0.649cm" svg:x="16cm" svg:y="13.351cm">
          <draw:text-box>
            <text:p><text:span text:style-name="T4">in</text:span></text:p>
          </draw:text-box>
        </draw:frame>
        <draw:custom-shape draw:style-name="gr7" draw:text-style-name="P1" draw:layer="layout" svg:width="0.5cm" svg:height="0.5cm" svg:x="15.5cm" svg:y="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9.461cm" svg:y="10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custom-shape draw:style-name="gr1" draw:text-style-name="P1" draw:layer="layout" svg:width="0.5cm" svg:height="0.709cm" svg:x="9.702cm" svg:y="14.29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6cm" svg:y1="11.298cm" svg:x2="15.5cm" svg:y2="11.25cm" draw:end-shape="id8" draw:end-glue-point="6" svg:d="m3600 11298 11900-48">
          <text:p/>
        </draw:connector>
        <draw:custom-shape draw:style-name="gr8" draw:text-style-name="P1" draw:layer="layout" svg:width="0.5cm" svg:height="0.351cm" svg:x="5.739cm" svg:y="11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1.127cm" svg:x="9.717cm" svg:y="9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0.5cm" svg:height="0.982cm" svg:x="20cm" svg:y="7.0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0.5cm" svg:height="1.5cm" svg:x="5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4.225cm" svg:x="3cm" svg:y="10.7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14" draw:layer="layout" svg:width="3.5cm" svg:height="1.75cm" svg:x="8cm" svg:y="3.018cm">
          <text:p text:style-name="P6"><text:span text:style-name="T1">Game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9" draw:layer="layout" svg:width="3.5cm" svg:height="1.75cm" svg:x="14cm" svg:y="3.018cm">
          <text:p text:style-name="P6"><text:span text:style-name="T1">Game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id="id18" draw:layer="layout" svg:width="2cm" svg:height="1cm" svg:x="5cm" svg:y="5cm">
          <text:p text:style-name="P6">Actor</text:p>
          <draw:enhanced-geometry svg:viewBox="0 0 21600 21600" draw:type="rectangle" draw:enhanced-path="M 0 0 L 21600 0 21600 21600 0 21600 0 0 Z N"/>
        </draw:custom-shape>
        <draw:custom-shape draw:style-name="gr3" draw:text-style-name="P6" draw:id="id12" draw:layer="layout" svg:width="2cm" svg:height="1cm" svg:x="19cm" svg:y="5.018cm">
          <text:p text:style-name="P6">Controll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75cm" svg:y1="4.768cm" svg:x2="15.788cm" svg:y2="17.521cm" draw:start-shape="id9" draw:start-glue-point="2" svg:d="m15750 4768 38 12753">
          <text:p/>
        </draw:connector>
        <draw:connector draw:style-name="gr4" draw:text-style-name="P1" draw:layer="layout" draw:type="line" svg:x1="3.748cm" svg:y1="6.965cm" svg:x2="19.918cm" svg:y2="6.929cm" svg:d="m3748 6965 16170-36">
          <text:p/>
        </draw:connector>
        <draw:connector draw:style-name="gr5" draw:text-style-name="P1" draw:layer="layout" draw:type="line" svg:x1="5.75cm" svg:y1="8cm" svg:x2="20.25cm" svg:y2="8cm" draw:start-shape="id10" draw:start-glue-point="0" draw:end-shape="id11" draw:end-glue-point="2" svg:d="m5750 8000h14500">
          <text:p/>
        </draw:connector>
        <draw:connector draw:style-name="gr4" draw:text-style-name="P1" draw:layer="layout" draw:type="line" svg:x1="20cm" svg:y1="6.018cm" svg:x2="20.208cm" svg:y2="19cm" draw:start-shape="id12" draw:start-glue-point="2" svg:d="m20000 6018 208 12982">
          <text:p/>
        </draw:connector>
        <draw:custom-shape draw:style-name="gr6" draw:text-style-name="P1" draw:layer="layout" svg:width="0.5cm" svg:height="0.5cm" svg:x="15.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5.75cm" svg:y1="9.5cm" svg:x2="9.461cm" svg:y2="9.49cm" draw:start-shape="id10" draw:start-glue-point="2" draw:end-shape="id13" draw:end-glue-point="6" svg:d="m5750 9500 3711-10">
          <text:p/>
        </draw:connector>
        <draw:custom-shape draw:style-name="gr8" draw:text-style-name="P1" draw:layer="layout" svg:width="0.5cm" svg:height="1cm" svg:x="9.5cm" svg:y="6.518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9.75cm" svg:y1="4.768cm" svg:x2="9.702cm" svg:y2="16.5cm" draw:start-shape="id14" draw:start-glue-point="2" svg:d="m9750 4768-48 11732">
          <text:p/>
        </draw:connector>
        <draw:frame draw:style-name="gr10" draw:text-style-name="P3" draw:layer="layout" svg:width="4.5cm" svg:height="0.649cm" svg:x="10.53cm" svg:y="6.035cm">
          <draw:text-box>
            <text:p text:style-name="P7"><text:span text:style-name="T2">Event “KeyPressed” ' '</text:span></text:p>
          </draw:text-box>
        </draw:frame>
        <draw:frame draw:style-name="gr10" draw:text-style-name="P3" draw:layer="layout" svg:width="4.5cm" svg:height="0.649cm" svg:x="10.5cm" svg:y="7.351cm">
          <draw:text-box>
            <text:p text:style-name="P7"><text:span text:style-name="T2">Event “Shot” </text:span></text:p>
          </draw:text-box>
        </draw:frame>
        <draw:custom-shape draw:style-name="gr7" draw:text-style-name="P1" draw:layer="layout" svg:width="0.5cm" svg:height="0.5cm" svg:x="9.5cm" svg:y="7.7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5" draw:layer="layout" svg:width="3.5cm" svg:height="0.649cm" svg:x="22cm" svg:y="10.649cm">
          <draw:text-box>
            <text:p text:style-name="P7"><text:span text:style-name="T4">イベント・キュー</text:span><text:span text:style-name="T4">in</text:span></text:p>
          </draw:text-box>
        </draw:frame>
        <draw:frame draw:style-name="gr10" draw:text-style-name="P8" draw:layer="layout" svg:width="7.5cm" svg:height="0.933cm" svg:x="0.5cm" svg:y="1cm">
          <draw:text-box>
            <text:p text:style-name="P8">・「弾を打つ」シーケンス</text:p>
          </draw:text-box>
        </draw:frame>
        <draw:frame draw:style-name="gr10" draw:text-style-name="P3" draw:layer="layout" svg:width="5cm" svg:height="0.649cm" svg:x="6cm" svg:y="8.5cm">
          <draw:text-box>
            <text:p text:style-name="P7"><text:span text:style-name="T2">Event “Spawn” BULLET </text:span></text:p>
          </draw:text-box>
        </draw:frame>
        <draw:connector draw:style-name="gr16" draw:text-style-name="P9" draw:layer="layout" draw:type="line" svg:x1="9.738cm" svg:y1="10.215cm" svg:x2="4.663cm" svg:y2="10.215cm" svg:d="m9738 10215h-5075">
          <text:p text:style-name="P1"><text:span text:style-name="T4">new</text:span></text:p>
        </draw:connector>
        <draw:custom-shape draw:style-name="gr7" draw:text-style-name="P1" draw:layer="layout" svg:width="0.5cm" svg:height="0.5cm" svg:x="15.5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7cm" svg:height="0.649cm" svg:x="9cm" svg:y="10.5cm">
          <draw:text-box>
            <text:p text:style-name="P7"><text:span text:style-name="T2">Event “CreateSceneNode” BULLET </text:span></text:p>
          </draw:text-box>
        </draw:frame>
        <draw:custom-shape draw:style-name="gr7" draw:text-style-name="P1" draw:id="id8" draw:layer="layout" svg:width="0.5cm" svg:height="0.5cm" svg:x="15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21cm" svg:y="1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21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5cm" svg:height="0.851cm" svg:x="22cm" svg:y="11.649cm">
          <draw:text-box>
            <text:p text:style-name="P7"><text:span text:style-name="T4">イベント・キュー</text:span><text:span text:style-name="T4">out</text:span></text:p>
          </draw:text-box>
        </draw:frame>
        <draw:custom-shape draw:style-name="gr17" draw:text-style-name="P1" draw:id="id13" draw:layer="layout" svg:width="0.5cm" svg:height="0.5cm" svg:x="9.461cm" svg:y="9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id="id15" draw:layer="layout" svg:width="2cm" svg:height="1cm" svg:x="2.5cm" svg:y="9.5cm">
          <text:p text:style-name="P6">Bullet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3.5cm" svg:y1="10.5cm" svg:x2="3.492cm" svg:y2="15.376cm" draw:start-shape="id15" draw:start-glue-point="2" svg:d="m3500 10500-8 4876">
          <text:p/>
        </draw:connector>
        <draw:custom-shape draw:style-name="gr6" draw:text-style-name="P1" draw:layer="layout" svg:width="0.5cm" svg:height="0.5cm" svg:x="9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draw:layer="layout" svg:width="7cm" svg:height="1.843cm" svg:x="17.5cm" svg:y="13.157cm">
          <draw:text-box>
            <text:p text:style-name="P5"><text:span text:style-name="T4">Actor</text:span><text:span text:style-name="T4">から</text:span><text:span text:style-name="T4">GameLogic</text:span><text:span text:style-name="T4">に送られるイベントは</text:span><text:span text:style-name="T4">in</text:span><text:span text:style-name="T4">キューに入る。従ってアクターからは</text:span><text:span text:style-name="T4">in</text:span><text:span text:style-name="T4">と</text:span><text:span text:style-name="T4">out</text:span><text:span text:style-name="T4">の両方のキューにアクセスできなければならない。</text:span></text:p>
          </draw:text-box>
        </draw:frame>
        <draw:connector draw:style-name="gr4" draw:text-style-name="P1" draw:layer="layout" draw:type="line" svg:x1="3.622cm" svg:y1="14.442cm" svg:x2="9.5cm" svg:y2="14.399cm" draw:end-shape="id16" draw:end-glue-point="6" svg:d="m3622 14442 5878-43">
          <text:p/>
        </draw:connector>
        <draw:custom-shape draw:style-name="gr17" draw:text-style-name="P1" draw:id="id16" draw:layer="layout" svg:width="0.5cm" svg:height="0.5cm" svg:x="9.5cm" svg:y="1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5cm" svg:y1="13.442cm" svg:x2="15.5cm" svg:y2="13.399cm" draw:end-shape="id17" draw:end-glue-point="6" svg:d="m3500 13442 12000-43">
          <text:p/>
        </draw:connector>
        <draw:custom-shape draw:style-name="gr17" draw:text-style-name="P1" draw:id="id17" draw:layer="layout" svg:width="0.5cm" svg:height="0.5cm" svg:x="15.5cm" svg:y="13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9" draw:layer="layout" draw:type="line" svg:x1="9.608cm" svg:y1="14.899cm" svg:x2="3.513cm" svg:y2="14.921cm" svg:d="m9608 14899-6095 22">
          <text:p text:style-name="P1"><text:span text:style-name="T4">delete</text:span></text:p>
        </draw:connector>
        <draw:frame draw:style-name="gr10" draw:text-style-name="P3" draw:layer="layout" svg:width="7cm" svg:height="0.649cm" svg:x="9cm" svg:y="12.5cm">
          <draw:text-box>
            <text:p text:style-name="P7"><text:span text:style-name="T2">Event “DeleteSceneNode” BULLET </text:span></text:p>
          </draw:text-box>
        </draw:frame>
        <draw:frame draw:style-name="gr10" draw:text-style-name="P3" draw:layer="layout" svg:width="3cm" svg:height="0.649cm" svg:x="6cm" svg:y="13.5cm">
          <draw:text-box>
            <text:p text:style-name="P7"><text:span text:style-name="T2">Event “Die”</text:span></text:p>
          </draw:text-box>
        </draw:frame>
        <draw:custom-shape draw:style-name="gr8" draw:text-style-name="P1" draw:layer="layout" svg:width="0.5cm" svg:height="0.85cm" svg:x="5.761cm" svg:y="12.79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cm" svg:y1="6cm" svg:x2="6.066cm" svg:y2="18.579cm" draw:start-shape="id18" draw:start-glue-point="2" svg:d="m6000 6000 66 12579">
          <text:p/>
        </draw:connector>
        <draw:custom-shape draw:style-name="gr20" draw:text-style-name="P1" draw:layer="layout" svg:width="0.5cm" svg:height="0.5cm" svg:x="9.5cm" svg:y="13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ゴシック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8T21:32:34</meta:creation-date>
    <meta:editing-duration>PT00H37M52S</meta:editing-duration>
    <meta:editing-cycles>5</meta:editing-cycles>
    <dc:date>2011-01-19T22:04:21</dc:date>
    <meta:generator>OpenOffice.org/3.2$Unix OpenOffice.org_project/320m19$Build-9505</meta:generator>
    <meta:document-statistic meta:object-count="105"/>
  </office:meta>
</office:document-meta>
</file>